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officeooo:rsid="000560e0" officeooo:paragraph-rsid="000560e0" style:font-weight-asian="bold" style:font-weight-complex="bold"/>
    </style:style>
    <style:style style:name="P2" style:family="paragraph" style:parent-style-name="Standard">
      <style:text-properties style:font-name="Verdana" fo:font-weight="bold" officeooo:rsid="000560e0" officeooo:paragraph-rsid="000560e0" style:font-weight-asian="bold" style:font-weight-complex="bold"/>
    </style:style>
    <style:style style:name="P3" style:family="paragraph" style:parent-style-name="Standard">
      <style:text-properties style:font-name="Verdana" fo:font-weight="bold" officeooo:rsid="000560e0" officeooo:paragraph-rsid="006bce9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weight="bold" officeooo:rsid="005d4617" officeooo:paragraph-rsid="005d4617" style:font-weight-asian="bold" style:font-weight-complex="bold"/>
    </style:style>
    <style:style style:name="P5" style:family="paragraph" style:parent-style-name="Standard">
      <style:text-properties style:font-name="Verdana" fo:font-weight="bold" officeooo:rsid="006efbac" officeooo:paragraph-rsid="006efbac" style:font-weight-asian="bold" style:font-weight-complex="bold"/>
    </style:style>
    <style:style style:name="P6" style:family="paragraph" style:parent-style-name="Standard">
      <style:text-properties style:font-name="Verdana" fo:font-weight="bold" officeooo:rsid="0071df04" officeooo:paragraph-rsid="0071df04" style:font-weight-asian="bold" style:font-weight-complex="bold"/>
    </style:style>
    <style:style style:name="P7" style:family="paragraph" style:parent-style-name="Standard">
      <style:text-properties style:font-name="Verdana" fo:font-weight="bold" officeooo:rsid="007349e0" officeooo:paragraph-rsid="007349e0" style:font-weight-asian="bold" style:font-weight-complex="bold"/>
    </style:style>
    <style:style style:name="P8" style:family="paragraph" style:parent-style-name="Standard">
      <style:text-properties style:font-name="Verdana" fo:font-weight="bold" officeooo:rsid="0074a4c9" officeooo:paragraph-rsid="0074a4c9" style:font-weight-asian="bold" style:font-weight-complex="bold"/>
    </style:style>
    <style:style style:name="P9" style:family="paragraph" style:parent-style-name="Standard">
      <style:text-properties style:font-name="Verdana" fo:font-weight="bold" officeooo:rsid="00762ddd" officeooo:paragraph-rsid="00762ddd" style:font-weight-asian="bold" style:font-weight-complex="bold"/>
    </style:style>
    <style:style style:name="P10" style:family="paragraph" style:parent-style-name="Standard">
      <style:text-properties style:font-name="Verdana" fo:font-weight="bold" officeooo:rsid="00781559" officeooo:paragraph-rsid="00781559" style:font-weight-asian="bold" style:font-weight-complex="bold"/>
    </style:style>
    <style:style style:name="P11" style:family="paragraph" style:parent-style-name="Standard">
      <style:text-properties style:font-name="Verdana" fo:font-weight="bold" officeooo:rsid="007b3f38" officeooo:paragraph-rsid="007b3f38" style:font-weight-asian="bold" style:font-weight-complex="bold"/>
    </style:style>
    <style:style style:name="P12" style:family="paragraph" style:parent-style-name="Standard">
      <style:text-properties style:font-name="Verdana" fo:font-weight="bold" officeooo:rsid="007bb2a1" officeooo:paragraph-rsid="007bb2a1" style:font-weight-asian="bold" style:font-weight-complex="bold"/>
    </style:style>
    <style:style style:name="P13" style:family="paragraph" style:parent-style-name="Standard">
      <style:text-properties style:font-name="Verdana" fo:font-weight="bold" officeooo:rsid="006bce90" officeooo:paragraph-rsid="006bce90" style:font-weight-asian="bold" style:font-weight-complex="bold"/>
    </style:style>
    <style:style style:name="P14" style:family="paragraph" style:parent-style-name="Standard">
      <style:text-properties style:font-name="Verdana" fo:font-weight="bold" officeooo:rsid="007c6e8d" officeooo:paragraph-rsid="007c6e8d" style:font-weight-asian="bold" style:font-weight-complex="bold"/>
    </style:style>
    <style:style style:name="P15" style:family="paragraph" style:parent-style-name="Standard">
      <style:text-properties style:font-name="Verdana" fo:font-weight="bold" officeooo:rsid="00809cf6" officeooo:paragraph-rsid="00809cf6" style:font-weight-asian="bold" style:font-weight-complex="bold"/>
    </style:style>
    <style:style style:name="P16" style:family="paragraph" style:parent-style-name="Standard">
      <style:text-properties style:font-name="Verdana" fo:font-weight="bold" officeooo:rsid="0081612a" officeooo:paragraph-rsid="0081612a" style:font-weight-asian="bold" style:font-weight-complex="bold"/>
    </style:style>
    <style:style style:name="P17" style:family="paragraph" style:parent-style-name="Standard">
      <style:text-properties style:font-name="Verdana" fo:font-weight="bold" officeooo:rsid="00841369" officeooo:paragraph-rsid="00841369" style:font-weight-asian="bold" style:font-weight-complex="bold"/>
    </style:style>
    <style:style style:name="P18" style:family="paragraph" style:parent-style-name="Standard">
      <style:text-properties style:font-name="Verdana" fo:font-weight="bold" officeooo:rsid="00873db9" officeooo:paragraph-rsid="00873db9" style:font-weight-asian="bold" style:font-weight-complex="bold"/>
    </style:style>
    <style:style style:name="P19" style:family="paragraph" style:parent-style-name="Standard">
      <style:text-properties style:font-name="Verdana" fo:font-weight="bold" officeooo:rsid="008b874e" officeooo:paragraph-rsid="008b874e" style:font-weight-asian="bold" style:font-weight-complex="bold"/>
    </style:style>
    <style:style style:name="P20" style:family="paragraph" style:parent-style-name="Standard">
      <style:text-properties style:font-name="Verdana" fo:font-weight="bold" officeooo:rsid="008baaff" officeooo:paragraph-rsid="008baaff" style:font-weight-asian="bold" style:font-weight-complex="bold"/>
    </style:style>
    <style:style style:name="P21" style:family="paragraph" style:parent-style-name="Standard">
      <style:text-properties style:font-name="Verdana" fo:font-weight="bold" officeooo:rsid="00905fb8" officeooo:paragraph-rsid="00905fb8" style:font-weight-asian="bold" style:font-weight-complex="bold"/>
    </style:style>
    <style:style style:name="P22" style:family="paragraph" style:parent-style-name="Standard">
      <style:text-properties style:font-name="Verdana" officeooo:rsid="000560e0" officeooo:paragraph-rsid="000560e0"/>
    </style:style>
    <style:style style:name="P23" style:family="paragraph" style:parent-style-name="Standard">
      <style:text-properties style:font-name="Verdana" officeooo:rsid="000648ff" officeooo:paragraph-rsid="000648ff"/>
    </style:style>
    <style:style style:name="P24" style:family="paragraph" style:parent-style-name="Standard">
      <style:text-properties style:font-name="Verdana" fo:font-weight="normal" officeooo:rsid="006864af" officeooo:paragraph-rsid="006864af" style:font-weight-asian="normal" style:font-weight-complex="normal"/>
    </style:style>
    <style:style style:name="P25" style:family="paragraph" style:parent-style-name="Standard">
      <style:text-properties style:font-name="Verdana" fo:font-weight="normal" officeooo:rsid="006a618f" officeooo:paragraph-rsid="0061c2bc" style:font-weight-asian="normal" style:font-weight-complex="normal"/>
    </style:style>
    <style:style style:name="P26" style:family="paragraph" style:parent-style-name="Standard">
      <style:text-properties style:font-name="Verdana" fo:font-weight="normal" officeooo:rsid="000648ff" officeooo:paragraph-rsid="006bce90" style:font-weight-asian="normal" style:font-weight-complex="normal"/>
    </style:style>
    <style:style style:name="P27" style:family="paragraph" style:parent-style-name="Standard">
      <style:text-properties style:font-name="Verdana" fo:font-weight="normal" officeooo:rsid="0071df04" officeooo:paragraph-rsid="0071df04" style:font-weight-asian="normal" style:font-weight-complex="normal"/>
    </style:style>
    <style:style style:name="P28" style:family="paragraph" style:parent-style-name="Standard">
      <style:text-properties style:font-name="Verdana" fo:font-weight="normal" officeooo:rsid="007349e0" officeooo:paragraph-rsid="007349e0" style:font-weight-asian="normal" style:font-weight-complex="normal"/>
    </style:style>
    <style:style style:name="P29" style:family="paragraph" style:parent-style-name="Standard">
      <style:text-properties style:font-name="Verdana" fo:font-weight="normal" officeooo:rsid="0074a4c9" officeooo:paragraph-rsid="0074a4c9" style:font-weight-asian="normal" style:font-weight-complex="normal"/>
    </style:style>
    <style:style style:name="P30" style:family="paragraph" style:parent-style-name="Standard">
      <style:text-properties style:font-name="Verdana" fo:font-weight="normal" officeooo:rsid="00762ddd" officeooo:paragraph-rsid="00762ddd" style:font-weight-asian="normal" style:font-weight-complex="normal"/>
    </style:style>
    <style:style style:name="P31" style:family="paragraph" style:parent-style-name="Standard">
      <style:text-properties style:font-name="Verdana" fo:font-weight="normal" officeooo:rsid="00781559" officeooo:paragraph-rsid="00781559" style:font-weight-asian="normal" style:font-weight-complex="normal"/>
    </style:style>
    <style:style style:name="P32" style:family="paragraph" style:parent-style-name="Standard">
      <style:text-properties style:font-name="Verdana" fo:font-weight="normal" officeooo:rsid="007b3f38" officeooo:paragraph-rsid="007b3f38" style:font-weight-asian="normal" style:font-weight-complex="normal"/>
    </style:style>
    <style:style style:name="P33" style:family="paragraph" style:parent-style-name="Standard">
      <style:text-properties style:font-name="Verdana" fo:font-weight="normal" officeooo:rsid="007bb2a1" officeooo:paragraph-rsid="007bb2a1" style:font-weight-asian="normal" style:font-weight-complex="normal"/>
    </style:style>
    <style:style style:name="P34" style:family="paragraph" style:parent-style-name="Standard">
      <style:text-properties style:font-name="Verdana" fo:font-weight="normal" officeooo:rsid="007c6e8d" officeooo:paragraph-rsid="007c6e8d" style:font-weight-asian="normal" style:font-weight-complex="normal"/>
    </style:style>
    <style:style style:name="P35" style:family="paragraph" style:parent-style-name="Standard">
      <style:text-properties style:font-name="Verdana" fo:font-weight="normal" officeooo:rsid="007e3b23" officeooo:paragraph-rsid="007e3b23" style:font-weight-asian="normal" style:font-weight-complex="normal"/>
    </style:style>
    <style:style style:name="P36" style:family="paragraph" style:parent-style-name="Standard">
      <style:text-properties style:font-name="Verdana" fo:font-weight="normal" officeooo:rsid="00809cf6" officeooo:paragraph-rsid="00809cf6" style:font-weight-asian="normal" style:font-weight-complex="normal"/>
    </style:style>
    <style:style style:name="P37" style:family="paragraph" style:parent-style-name="Standard">
      <style:text-properties style:font-name="Verdana" fo:font-weight="normal" officeooo:rsid="0081612a" officeooo:paragraph-rsid="0081612a" style:font-weight-asian="normal" style:font-weight-complex="normal"/>
    </style:style>
    <style:style style:name="P38" style:family="paragraph" style:parent-style-name="Standard">
      <style:text-properties style:font-name="Verdana" fo:font-weight="normal" officeooo:rsid="0082437a" officeooo:paragraph-rsid="0082437a" style:font-weight-asian="normal" style:font-weight-complex="normal"/>
    </style:style>
    <style:style style:name="P39" style:family="paragraph" style:parent-style-name="Standard">
      <style:text-properties style:font-name="Verdana" fo:font-weight="normal" officeooo:rsid="00841369" officeooo:paragraph-rsid="00841369" style:font-weight-asian="normal" style:font-weight-complex="normal"/>
    </style:style>
    <style:style style:name="P40" style:family="paragraph" style:parent-style-name="Standard">
      <style:text-properties style:font-name="Verdana" fo:font-weight="normal" officeooo:rsid="00841369" officeooo:paragraph-rsid="00873db9" style:font-weight-asian="normal" style:font-weight-complex="normal"/>
    </style:style>
    <style:style style:name="P41" style:family="paragraph" style:parent-style-name="Standard">
      <style:text-properties style:font-name="Verdana" fo:font-weight="normal" officeooo:rsid="00873db9" officeooo:paragraph-rsid="00873db9" style:font-weight-asian="normal" style:font-weight-complex="normal"/>
    </style:style>
    <style:style style:name="P42" style:family="paragraph" style:parent-style-name="Standard">
      <style:text-properties style:font-name="Verdana" fo:font-weight="normal" officeooo:rsid="008baaff" officeooo:paragraph-rsid="008baaff" style:font-weight-asian="normal" style:font-weight-complex="normal"/>
    </style:style>
    <style:style style:name="P43" style:family="paragraph" style:parent-style-name="Standard">
      <style:text-properties style:font-name="Verdana" officeooo:rsid="006d836c" officeooo:paragraph-rsid="006d836c"/>
    </style:style>
    <style:style style:name="P44" style:family="paragraph" style:parent-style-name="Standard">
      <style:text-properties style:font-name="Verdana" officeooo:rsid="006efbac" officeooo:paragraph-rsid="006efbac"/>
    </style:style>
    <style:style style:name="P45" style:family="paragraph" style:parent-style-name="Standard">
      <style:paragraph-properties fo:break-before="page"/>
      <style:text-properties style:font-name="Verdana" fo:font-weight="bold" officeooo:rsid="00809cf6" officeooo:paragraph-rsid="00809cf6" style:font-weight-asian="bold" style:font-weight-complex="bold"/>
    </style:style>
    <style:style style:name="P46" style:family="paragraph" style:parent-style-name="Standard">
      <style:paragraph-properties fo:break-before="page"/>
      <style:text-properties style:font-name="Verdana" fo:font-weight="bold" officeooo:rsid="008b874e" officeooo:paragraph-rsid="008b874e" style:font-weight-asian="bold" style:font-weight-complex="bold"/>
    </style:style>
    <style:style style:name="P47" style:family="paragraph" style:parent-style-name="Standard">
      <style:paragraph-properties fo:break-before="page"/>
      <style:text-properties style:font-name="Verdana" fo:font-weight="bold" officeooo:rsid="008baaff" officeooo:paragraph-rsid="008baaff" style:font-weight-asian="bold" style:font-weight-complex="bold"/>
    </style:style>
    <style:style style:name="P48" style:family="paragraph" style:parent-style-name="Standard">
      <style:text-properties style:font-name="Verdana" fo:font-weight="normal" officeooo:rsid="008baaff" officeooo:paragraph-rsid="008baaff" style:font-weight-asian="normal" style:font-weight-complex="normal"/>
    </style:style>
    <style:style style:name="P49" style:family="paragraph" style:parent-style-name="Standard">
      <style:text-properties style:font-name="Verdana" fo:font-weight="normal" officeooo:rsid="008baaff" officeooo:paragraph-rsid="0094492c" style:font-weight-asian="normal" style:font-weight-complex="normal"/>
    </style:style>
    <style:style style:name="P50" style:family="paragraph" style:parent-style-name="Standard">
      <style:text-properties style:font-name="Verdana" fo:font-weight="normal" officeooo:rsid="0094492c" officeooo:paragraph-rsid="0094492c" style:font-weight-asian="normal" style:font-weight-complex="normal"/>
    </style:style>
    <style:style style:name="P51" style:family="paragraph" style:parent-style-name="Standard">
      <style:text-properties style:font-name="Verdana" fo:font-weight="normal" officeooo:rsid="0095e321" officeooo:paragraph-rsid="008baaff" style:font-weight-asian="normal" style:font-weight-complex="normal"/>
    </style:style>
    <style:style style:name="P52" style:family="paragraph" style:parent-style-name="Standard">
      <style:text-properties style:font-name="Verdana" fo:font-weight="normal" officeooo:rsid="0095e321" officeooo:paragraph-rsid="0095e321" style:font-weight-asian="normal" style:font-weight-complex="normal"/>
    </style:style>
    <style:style style:name="P53" style:family="paragraph" style:parent-style-name="Standard">
      <style:text-properties style:font-name="Verdana" fo:font-weight="bold" officeooo:rsid="0094492c" officeooo:paragraph-rsid="0094492c" style:font-weight-asian="bold" style:font-weight-complex="bold"/>
    </style:style>
    <style:style style:name="P54" style:family="paragraph" style:parent-style-name="Standard">
      <style:text-properties style:font-name="Verdana" fo:font-weight="bold" officeooo:rsid="0095e321" officeooo:paragraph-rsid="0095e321" style:font-weight-asian="bold" style:font-weight-complex="bold"/>
    </style:style>
    <style:style style:name="T1" style:family="text">
      <style:text-properties officeooo:rsid="005d4617"/>
    </style:style>
    <style:style style:name="T2" style:family="text">
      <style:text-properties officeooo:rsid="005d5a50"/>
    </style:style>
    <style:style style:name="T3" style:family="text">
      <style:text-properties officeooo:rsid="006bce90"/>
    </style:style>
    <style:style style:name="T4" style:family="text">
      <style:text-properties officeooo:rsid="0070a2c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797ce6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7bb2a1"/>
    </style:style>
    <style:style style:name="T9" style:family="text">
      <style:text-properties officeooo:rsid="007c6e8d"/>
    </style:style>
    <style:style style:name="T10" style:family="text">
      <style:text-properties officeooo:rsid="007cfb06"/>
    </style:style>
    <style:style style:name="T11" style:family="text">
      <style:text-properties officeooo:rsid="0082437a"/>
    </style:style>
    <style:style style:name="T12" style:family="text">
      <style:text-properties officeooo:rsid="0085dca3"/>
    </style:style>
    <style:style style:name="T13" style:family="text">
      <style:text-properties officeooo:rsid="0088bbc5"/>
    </style:style>
    <style:style style:name="T14" style:family="text">
      <style:text-properties officeooo:rsid="008a01b0"/>
    </style:style>
    <style:style style:name="T1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ases de datos I</text:p>
      <text:p text:style-name="P1"/>
      <text:p text:style-name="P2">Módulo <text:span text:style-name="T3">2. Modelado de bases de datos</text:span></text:p>
      <text:p text:style-name="P26">Profesor: <text:span text:style-name="T2">Lucas Catardo</text:span></text:p>
      <text:p text:style-name="P22"/>
      <text:p text:style-name="P22"/>
      <text:p text:style-name="P3"><text:span text:style-name="T1">Sesión</text:span> <text:span text:style-name="T3">4</text:span>: <text:span text:style-name="T3">Entidades</text:span></text:p>
      <text:p text:style-name="P3"><text:span text:style-name="T1">Agosto 1</text:span><text:span text:style-name="T3">7</text:span> de 2021</text:p>
      <text:p text:style-name="P22"/>
      <text:p text:style-name="P22"/>
      <text:p text:style-name="P13">Modelos de bases de datos</text:p>
      <text:p text:style-name="P23"/>
      <text:p text:style-name="P43">Modelo de datos: una colección de herramientas conceptuales para describir <text:s/>datos, relaciones entre ellos, semántica asociada a los datos y restricciones de consistencia.</text:p>
      <text:p text:style-name="P23"/>
      <text:p text:style-name="P44">Tipos:</text:p>
      <text:p text:style-name="P44"/>
      <text:p text:style-name="P44">1. Modelo conceptual basado en objetos. (Modelo Entidad-Relación)</text:p>
      <text:p text:style-name="P44">2. Modelo lógico basado en objetos</text:p>
      <text:p text:style-name="P23"/>
      <text:p text:style-name="P23"/>
      <text:p text:style-name="P5">Modelo Entidad-Relación</text:p>
      <text:p text:style-name="P23"/>
      <text:p text:style-name="P25">El modelo de datos entidad-relación se basa en una percepción del mundo real, que consiste en un conjunto de objetos básicos llamados entidades y de relaciones entre ellos. Se emplea para interpretar, especificar y documentar los requerimientos para los sistemas de bases de datos.</text:p>
      <text:p text:style-name="P25"/>
      <text:p text:style-name="P25"><text:span text:style-name="T4">U</text:span>n modelo entidad-relación es un método de representación abstracta del mundo real centrado en las restricciones o propiedades lógicas de una bases de datos.</text:p>
      <text:p text:style-name="P24"/>
      <text:p text:style-name="P6">Entidad</text:p>
      <text:p text:style-name="P27">Es un objeto, real o abstracto, acerca del cual se recoge información de interés</text:p>
      <text:p text:style-name="P27">para la base de datos.</text:p>
      <text:p text:style-name="P24"/>
      <text:p text:style-name="P28">Entidades fuertes: Tienen existencia por sí mismas.</text:p>
      <text:p text:style-name="P28">Entidades débiles: Dependen de otra entidad para su existencia.</text:p>
      <text:p text:style-name="P28"/>
      <text:p text:style-name="P7">Ocurrencia de entidad:</text:p>
      <text:p text:style-name="P28">Conjunto de datos para una entidad en particular.</text:p>
      <text:p text:style-name="P28"/>
      <text:p text:style-name="P8">Atributos</text:p>
      <text:p text:style-name="P29">Describen las características de un entidad.</text:p>
      <text:p text:style-name="P29"/>
      <text:p text:style-name="P9">Tipos:</text:p>
      <text:p text:style-name="P9"/>
      <text:p text:style-name="P30"><text:soft-page-break/><text:span text:style-name="T5">- Atributo con simple valor.</text:span> Tiene un simple valor para una identidad particular</text:p>
      <text:p text:style-name="P30"><text:span text:style-name="T5">- Atributo multivalor.</text:span> Tiene una serie de valores para identificarse.</text:p>
      <text:p text:style-name="P30"><text:span text:style-name="T5">- Atributo derivado.</text:span> El valor para este tipo de atributo se puede derivar de los valores de otros atributos.</text:p>
      <text:p text:style-name="P30"><text:span text:style-name="T5">- Atributo clave.</text:span> Atributo que diferencia los ítems entre sí.</text:p>
      <text:p text:style-name="P30"><text:span text:style-name="T5">- Atributo nulo.</text:span> cuando una entidad no tiene valor para un atributo o que el valor es desconocido.</text:p>
      <text:p text:style-name="P30"/>
      <text:p text:style-name="P30"/>
      <text:p text:style-name="P10">Claves</text:p>
      <text:p text:style-name="P31"/>
      <text:p text:style-name="P31"><text:span text:style-name="T5">- Clave candidata. </text:span>Se compone por uno o más atributos cuyos valores identifican unívocamente a cada ocurrencia de la entidad, sin que ningún subconjunto de ellos pueda realizar esta misma función. Una clave candidata es una posible clave primaria.</text:p>
      <text:p text:style-name="P31"/>
      <text:p text:style-name="P31"><text:span text:style-name="T5">- Clave primaria.</text:span> <text:span text:style-name="T6">E</text:span>s una de aquellas que anteriormente se seleccionaron como candidata. No pueden contener valores nulos ni repetidos.</text:p>
      <text:p text:style-name="P31"/>
      <text:p text:style-name="P31"><text:span text:style-name="T5">- Superclave.</text:span> es el conjunto de uno o más atributos que, tomados colectivamente, permiten identificar de forma unívoca a la ocurrencia de una entidad. Se utiliza generalmente en las tablas de relación. <text:span text:style-name="T9">No se suelen utilizar. Lo común es generar un id generado de forma autoincremental.</text:span></text:p>
      <text:p text:style-name="P31"/>
      <text:p text:style-name="P31"/>
      <text:p text:style-name="P12">Datos:</text:p>
      <text:p text:style-name="P33">Valores que pueden tener los atributos</text:p>
      <text:p text:style-name="P32"/>
      <text:p text:style-name="P11">Convención de nombres:</text:p>
      <text:p text:style-name="P32"><text:span text:style-name="T8">Nombre de entidades y atributos deben ser s</text:span>ustantivos escritos con <text:span text:style-name="T7">camelCase</text:span> o snake_case.</text:p>
      <text:p text:style-name="P32"/>
      <text:p text:style-name="P32"/>
      <text:p text:style-name="P14">Sincrónico</text:p>
      <text:p text:style-name="P14"/>
      <text:p text:style-name="P34">- <text:span text:style-name="T10">Explorar si vale la pena usar tablas auxiliares para algunos campos, previendo que puedan cambiar o aparecer nuevos atributos.</text:span></text:p>
      <text:p text:style-name="P34"/>
      <text:p text:style-name="P34"/>
      <text:p text:style-name="P35">Para modelado de BD:</text:p>
      <text:p text:style-name="P35"><text:a xlink:type="simple" xlink:href="https://vertabelo.com/" text:style-name="Internet_20_link" text:visited-style-name="Visited_20_Internet_20_Link">https://vertabelo.com/</text:a></text:p>
      <text:p text:style-name="P35"/>
      <text:p text:style-name="P45">Sesión 5. Datos</text:p>
      <text:p text:style-name="P15"/>
      <text:p text:style-name="P15">Agosto 19 de 2021</text:p>
      <text:p text:style-name="P36"/>
      <text:p text:style-name="P36"/>
      <text:p text:style-name="P16">Tipos de datos</text:p>
      <text:p text:style-name="P37"/>
      <text:p text:style-name="P37"><text:span text:style-name="T5">- Datos numéricos:</text:span> INT, TINYINT (1-10), SMALLINT, BIGINT, DECIMAL, FLOAT, BOOLEAN.</text:p>
      <text:p text:style-name="P37"/>
      <text:p text:style-name="P38">TINYINT: 0 a 255</text:p>
      <text:p text:style-name="P38">SMALLINT: Hasta 65.535</text:p>
      <text:p text:style-name="P38">MEDIUMINT: Hasta más de 16.000.000</text:p>
      <text:p text:style-name="P38">INT: Hasta más de 4.000 millones</text:p>
      <text:p text:style-name="P38">BIGINT: Hasta más de 18 trillones.</text:p>
      <text:p text:style-name="P38"/>
      <text:p text:style-name="P38">FLOAT: 1 a 24 dígitos (hasta 7 decimales)</text:p>
      <text:p text:style-name="P38">DOUBLE: 25 a 53 dígitos (hasta 15 decimales)</text:p>
      <text:p text:style-name="P38"/>
      <text:p text:style-name="P37">Se recomienda usar DECIMAL porque ofrece mayor precisión.</text:p>
      <text:p text:style-name="P37">No se recomienda utilizar boolean; usar en su lugar TINYINT.</text:p>
      <text:p text:style-name="P37"/>
      <text:p text:style-name="P37"><text:span text:style-name="T5">- Datos de tipo Texto:</text:span> CHAR<text:span text:style-name="T11">(n)</text:span>, VARCHAR<text:span text:style-name="T11">(n)</text:span>, TEXT</text:p>
      <text:p text:style-name="P37"/>
      <text:p text:style-name="P37">CHAR implica un número fijo de caracteres <text:span text:style-name="T11">(de 1 a 255)</text:span>, en VARCHAR se especifica un número máximo de caracteres <text:span text:style-name="T11">(de 1 a 21,845)</text:span>. </text:p>
      <text:p text:style-name="P37"/>
      <text:p text:style-name="P38">TINYTEXT: 0 a 255 caracteres.</text:p>
      <text:p text:style-name="P38">MEDIUMTEXT: 0 a 16.777.215 caracteres.</text:p>
      <text:p text:style-name="P38">TEXT: Hasta más de 4000 millones de caracteres.</text:p>
      <text:p text:style-name="P38">LONGTEXT: Hasta más de 18 trillones de caracteres.</text:p>
      <text:p text:style-name="P37"/>
      <text:p text:style-name="P37"><text:span text:style-name="T5">- Datos de tipo fecha:</text:span> DATE, TIME, DATETIME</text:p>
      <text:p text:style-name="P37"/>
      <text:p text:style-name="P37">Formato de fecha: “YYYY-MM-DD”.</text:p>
      <text:p text:style-name="P38">Formato de hora: “HH:MM:SS”</text:p>
      <text:p text:style-name="P37"/>
      <text:p text:style-name="P37"/>
      <text:p text:style-name="P16">Restricciones</text:p>
      <text:p text:style-name="P37"/>
      <text:p text:style-name="P37">- PRIMARY_KEY (?)</text:p>
      <text:p text:style-name="P37">- FOREIGN_KEY (?)</text:p>
      <text:p text:style-name="P37">- NOT NULL</text:p>
      <text:p text:style-name="P37">- UNIQUE</text:p>
      <text:p text:style-name="P37">- DEFAULT</text:p>
      <text:p text:style-name="P37">- AUTO_INCREMENT</text:p>
      <text:p text:style-name="P35"/>
      <text:p text:style-name="P35"/>
      <text:p text:style-name="P39"/>
      <text:p text:style-name="P17"><text:soft-page-break/>Sincrónico</text:p>
      <text:p text:style-name="P17"/>
      <text:p text:style-name="P39">Tipos de variables comúnmente utilizados:</text:p>
      <text:p text:style-name="P39"/>
      <text:p text:style-name="P39">- VARCHAR</text:p>
      <text:p text:style-name="P39">- TEXT</text:p>
      <text:p text:style-name="P39">- INT</text:p>
      <text:p text:style-name="P39">- DECIMAL</text:p>
      <text:p text:style-name="P39">- TINYINT</text:p>
      <text:p text:style-name="P39">- DATE</text:p>
      <text:p text:style-name="P39">- DATETIME</text:p>
      <text:p text:style-name="P39"/>
      <text:p text:style-name="P39">- <text:span text:style-name="T12">Guardar id con el tipo INT. Esto le facilita la búsqueda al DBMS.</text:span></text:p>
      <text:p text:style-name="P39"/>
      <text:p text:style-name="P39"/>
      <text:p text:style-name="P39"/>
      <text:p text:style-name="P18">Recomendaciones:</text:p>
      <text:p text:style-name="P40"/>
      <text:p text:style-name="P41">- No guardar imágenes en la base de datos (guardar rutas)</text:p>
      <text:p text:style-name="P40"/>
      <text:p text:style-name="P41">- Sobre tamaño de base de datos: depende del motor: SQL Server permite gratis solo hasta 10 GB</text:p>
      <text:p text:style-name="P39"/>
      <text:p text:style-name="P39">- <text:span text:style-name="T13">Almacenar costos con tipo FLOAT. </text:span><text:span text:style-name="T14">Ej FLOAT(20,2) para tener en cuenta, por ej. la inflación.</text:span></text:p>
      <text:p text:style-name="P39"/>
      <text:p text:style-name="P39">- <text:span text:style-name="T14">En otros motores de bases de datos, los booleanos se guardan como BOOLEAN, solo en MySQL se guardan como TINYINT por cuestiones de performance</text:span></text:p>
      <text:p text:style-name="P39"/>
      <text:p text:style-name="P39"/>
      <text:p text:style-name="P46">Sesión 6.</text:p>
      <text:p text:style-name="P19"/>
      <text:p text:style-name="P19">Agosto 20 de 2021</text:p>
      <text:p text:style-name="P19"/>
      <text:p text:style-name="P21">Sincrónico</text:p>
      <text:p text:style-name="P21"/>
      <text:p text:style-name="P21"/>
      <text:p text:style-name="P21"/>
      <text:p text:style-name="P47">Sesión 7. Relaciones.</text:p>
      <text:p text:style-name="P20"/>
      <text:p text:style-name="P20">Agosto 24 de 2021.</text:p>
      <text:p text:style-name="P20"/>
      <text:p text:style-name="P20"/>
      <text:p text:style-name="P20">Tipos de relaciones:</text:p>
      <text:p text:style-name="P20">- <text:span text:style-name="T15">Uno a uno</text:span></text:p>
      <text:p text:style-name="P42">- Uno a muchos</text:p>
      <text:p text:style-name="P42">- Muchos a muchos</text:p>
      <text:p text:style-name="P42"/>
      <text:p text:style-name="P51"/>
      <text:p text:style-name="P52"/>
      <text:p text:style-name="P53">Preguntas:</text:p>
      <text:p text:style-name="P50"/>
      <text:p text:style-name="P50">- ¿En qué caso se usan relaciones uno a uno?</text:p>
      <text:p text:style-name="P50">- ¿En qué caso tendría sentido almacenar un array?</text:p>
      <text:p text:style-name="P50"/>
      <text:p text:style-name="P49"/>
      <text:p text:style-name="P54">Sincrónico</text:p>
      <text:p text:style-name="P54"/>
      <text:p text:style-name="P5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8-24T22:44:22.858000000</dc:date>
    <meta:editing-duration>P1DT7H9M29S</meta:editing-duration>
    <meta:editing-cycles>75</meta:editing-cycles>
    <meta:document-statistic meta:table-count="0" meta:image-count="0" meta:object-count="0" meta:page-count="6" meta:paragraph-count="97" meta:word-count="738" meta:character-count="4476" meta:non-whitespace-character-count="3833"/>
  </office:meta>
</office:document-meta>
</file>